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tnoteLayoutManager.FootnoteLayoutManager( Footnot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tnoteLayoutManager.getNextKnuthElements( LayoutContext context , int alig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ootnoteLayoutManager.getChangedKnuthElements( List oldLis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tnoteLayoutManager.addAreas( PositionIterator posIter , Layout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otnoteLayoutManager.addAnchor( List citationLi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otnote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